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bb6dc" officeooo:paragraph-rsid="000bb6dc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000000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6" style:family="text">
      <style:text-properties fo:color="#000000" style:font-name="Monospace" fo:font-size="10pt" fo:font-style="italic" style:font-size-asian="10pt" style:font-style-asian="italic"/>
    </style:style>
    <style:style style:name="T7" style:family="text">
      <style:text-properties fo:color="#3f7f5f" style:font-name="Monospace" fo:font-size="10pt" style:font-size-asian="10pt"/>
    </style:style>
    <style:style style:name="T8" style:family="text">
      <style:text-properties fo:color="#646464" style:font-name="Monospace" fo:font-size="10pt" style:font-size-asian="10pt"/>
    </style:style>
    <style:style style:name="T9" style:family="text">
      <style:text-properties fo:color="#7f9fbf" style:font-name="Monospace" fo:font-size="10pt" fo:font-weight="bold" style:font-size-asian="10pt" style:font-weight-asian="bold"/>
    </style:style>
    <style:style style:name="T10" style:family="text">
      <style:text-properties fo:color="#2a00ff" style:font-name="Monospace" fo:font-size="10pt" style:font-size-asian="10pt"/>
    </style:style>
    <style:style style:name="T11" style:family="text">
      <style:text-properties fo:color="#6a3e3e" style:font-name="Monospace" fo:font-size="10pt" style:font-size-asian="10pt"/>
    </style:style>
    <style:style style:name="T12" style:family="text">
      <style:text-properties fo:color="#0000c0" style:font-name="Monospace" fo:font-size="10pt" fo:font-style="italic" fo:font-weight="bold" style:font-size-asian="10pt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RELLO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package</text:span><text:span text:style-name="T3"> testCaes2;</text:span></text:p>
      <text:p text:style-name="P2"/>
      <text:p text:style-name="P1"><text:span text:style-name="T1">import</text:span><text:span text:style-name="T3"> </text:span><text:span text:style-name="T1">static</text:span><text:span text:style-name="T3"> </text:span><text:span text:style-name="T4">io.restassured.RestAssured.</text:span><text:span text:style-name="T5">given</text:span><text:span text:style-name="T3">;</text:span></text:p>
      <text:p text:style-name="P1"><text:span text:style-name="T1">import</text:span><text:span text:style-name="T3"> </text:span><text:span text:style-name="T1">static</text:span><text:span text:style-name="T3"> </text:span><text:span text:style-name="T4">org.testng.Assert.</text:span><text:span text:style-name="T5">fail</text:span><text:span text:style-name="T3">;</text:span></text:p>
      <text:p text:style-name="P2"/>
      <text:p text:style-name="P1"><text:span text:style-name="T1">import</text:span><text:span text:style-name="T3"> </text:span><text:span text:style-name="T4">java.util.HashMap</text:span><text:span text:style-name="T3">;</text:span></text:p>
      <text:p text:style-name="P1"><text:span text:style-name="T1">import</text:span><text:span text:style-name="T3"> </text:span><text:span text:style-name="T4">java.util.Map</text:span><text:span text:style-name="T3">;</text:span></text:p>
      <text:p text:style-name="P1"><text:span text:style-name="T1">import</text:span><text:span text:style-name="T3"> java.util.concurrent.TimeUnit;</text:span></text:p>
      <text:p text:style-name="P2"/>
      <text:p text:style-name="P1"><text:span text:style-name="T1">import</text:span><text:span text:style-name="T3"> </text:span><text:span text:style-name="T4">org.junit.After</text:span><text:span text:style-name="T3">;</text:span></text:p>
      <text:p text:style-name="P1"><text:span text:style-name="T1">import</text:span><text:span text:style-name="T3"> </text:span><text:span text:style-name="T4">org.junit.Before</text:span><text:span text:style-name="T3">;</text:span></text:p>
      <text:p text:style-name="P1"><text:span text:style-name="T1">import</text:span><text:span text:style-name="T3"> </text:span><text:span text:style-name="T4">org.openqa.selenium.Alert</text:span><text:span text:style-name="T3">;</text:span></text:p>
      <text:p text:style-name="P1"><text:span text:style-name="T1">import</text:span><text:span text:style-name="T3"> org.openqa.selenium.By;</text:span></text:p>
      <text:p text:style-name="P1"><text:span text:style-name="T1">import</text:span><text:span text:style-name="T3"> </text:span><text:span text:style-name="T4">org.openqa.selenium.Dimension</text:span><text:span text:style-name="T3">;</text:span></text:p>
      <text:p text:style-name="P1"><text:span text:style-name="T1">import</text:span><text:span text:style-name="T3"> </text:span><text:span text:style-name="T4">org.openqa.selenium.JavascriptExecutor</text:span><text:span text:style-name="T3">;</text:span></text:p>
      <text:p text:style-name="P1"><text:span text:style-name="T1">import</text:span><text:span text:style-name="T3"> </text:span><text:span text:style-name="T4">org.openqa.selenium.NoAlertPresentException</text:span><text:span text:style-name="T3">;</text:span></text:p>
      <text:p text:style-name="P1"><text:span text:style-name="T1">import</text:span><text:span text:style-name="T3"> </text:span><text:span text:style-name="T4">org.openqa.selenium.NoSuchElementException</text:span><text:span text:style-name="T3">;</text:span></text:p>
      <text:p text:style-name="P1"><text:span text:style-name="T1">import</text:span><text:span text:style-name="T3"> org.openqa.selenium.WebDriver;</text:span></text:p>
      <text:p text:style-name="P1"><text:span text:style-name="T1">import</text:span><text:span text:style-name="T3"> org.openqa.selenium.chrome.ChromeDriver;</text:span></text:p>
      <text:p text:style-name="P1"><text:span text:style-name="T1">import</text:span><text:span text:style-name="T3"> </text:span><text:span text:style-name="T4">org.testng.annotations.AfterClass</text:span><text:span text:style-name="T3">;</text:span></text:p>
      <text:p text:style-name="P1"><text:span text:style-name="T1">import</text:span><text:span text:style-name="T3"> org.testng.annotations.Test;</text:span></text:p>
      <text:p text:style-name="P1"><text:span text:style-name="T1">import</text:span><text:span text:style-name="T3"> </text:span><text:span text:style-name="T4">org.openqa.selenium.By</text:span><text:span text:style-name="T3">;</text:span></text:p>
      <text:p text:style-name="P1"><text:span text:style-name="T1">import</text:span><text:span text:style-name="T3"> </text:span><text:span text:style-name="T4">org.openqa.selenium.WebDriver</text:span><text:span text:style-name="T3">;</text:span></text:p>
      <text:p text:style-name="P1"><text:span text:style-name="T1">import</text:span><text:span text:style-name="T3"> </text:span><text:span text:style-name="T4">org.openqa.selenium.chrome.ChromeDriver</text:span><text:span text:style-name="T3">;</text:span></text:p>
      <text:p text:style-name="P2"/>
      <text:p text:style-name="P1"><text:span text:style-name="T3"><text:tab/></text:span><text:span text:style-name="T7">//import io.github.bonigarcia.wdm.WebDriverManager;</text:span></text:p>
      <text:p text:style-name="P2"/>
      <text:p text:style-name="P1"><text:span text:style-name="T3"><text:tab/></text:span><text:span text:style-name="T1">public</text:span><text:span text:style-name="T3"> </text:span><text:span text:style-name="T1">class</text:span><text:span text:style-name="T3"> FirstS{</text:span></text:p>
      <text:p text:style-name="P1"><text:span text:style-name="T3"><text:tab/><text:tab/></text:span></text:p>
      <text:p text:style-name="P1"><text:span text:style-name="T3"><text:tab/><text:tab/></text:span><text:span text:style-name="T8">@Test</text:span></text:p>
      <text:p text:style-name="P1"><text:span text:style-name="T3"><text:tab/><text:tab/></text:span><text:span text:style-name="T1">public</text:span><text:span text:style-name="T3"> </text:span><text:span text:style-name="T1">void</text:span><text:span text:style-name="T3"> </text:span><text:span text:style-name="T4">FirstS() </text:span><text:span text:style-name="T2">throws</text:span><text:span text:style-name="T4"> InterruptedException</text:span><text:span text:style-name="T3"> {</text:span></text:p>
      <text:p text:style-name="P1"><text:span text:style-name="T3"><text:tab/><text:tab/><text:tab/></text:span><text:span text:style-name="T7">// </text:span><text:span text:style-name="T9">TODO</text:span><text:span text:style-name="T7"> Auto-generated method stub</text:span></text:p>
      <text:p text:style-name="P1"><text:span text:style-name="T3"><text:tab/><text:tab/><text:tab/>System.</text:span><text:span text:style-name="T6">setProperty</text:span><text:span text:style-name="T3">(</text:span><text:span text:style-name="T10">"webdriver.chrome.driver"</text:span><text:span text:style-name="T3">, </text:span><text:span text:style-name="T10">"/home/qq391/Downloads/chromedriver"</text:span><text:span text:style-name="T3">);</text:span></text:p>
      <text:p text:style-name="P2"/>
      <text:p text:style-name="P1"><text:span text:style-name="T3"><text:tab/><text:tab/><text:tab/></text:span><text:span text:style-name="T7">//Open browser instance</text:span></text:p>
      <text:p text:style-name="P1"><text:span text:style-name="T3"><text:tab/><text:tab/><text:tab/>WebDriver </text:span><text:span text:style-name="T11">driver</text:span><text:span text:style-name="T3"> = </text:span><text:span text:style-name="T1">new</text:span><text:span text:style-name="T3"> ChromeDriver();</text:span></text:p>
      <text:p text:style-name="P1"><text:span text:style-name="T3"><text:tab/><text:tab/><text:tab/></text:span><text:span text:style-name="T11">driver</text:span><text:span text:style-name="T3">.manage().window().maximize();</text:span></text:p>
      <text:p text:style-name="P1"><text:span text:style-name="T3"><text:tab/><text:tab/><text:tab/></text:span><text:span text:style-name="T11">driver</text:span><text:span text:style-name="T3">.get(</text:span><text:span text:style-name="T10">"https://trello.com/"</text:span><text:span text:style-name="T3">);</text:span></text:p>
      <text:p text:style-name="P1"><text:span text:style-name="T3"><text:tab/><text:tab/><text:tab/></text:span><text:span text:style-name="T11">driver</text:span><text:span text:style-name="T3">.manage().timeouts().implicitlyWait(30, TimeUnit.</text:span><text:span text:style-name="T12">SECONDS</text:span><text:span text:style-name="T3">);</text:span></text:p>
      <text:p text:style-name="P1"><text:span text:style-name="T3"><text:tab/><text:tab/><text:tab/></text:span><text:span text:style-name="T11">driver</text:span><text:span text:style-name="T3">.findElement(By.</text:span><text:span text:style-name="T6">linkText</text:span><text:span text:style-name="T3">(</text:span><text:span text:style-name="T10">"Log in"</text:span><text:span text:style-name="T3">)).click();</text:span></text:p>
      <text:p text:style-name="P1"><text:span text:style-name="T3"><text:tab/><text:tab/><text:tab/></text:span><text:span text:style-name="T11">driver</text:span><text:span text:style-name="T3">.findElement(By.</text:span><text:span text:style-name="T6">id</text:span><text:span text:style-name="T3">(</text:span><text:span text:style-name="T10">"user"</text:span><text:span text:style-name="T3">)).sendKeys(</text:span><text:span text:style-name="T10">"shobhamusale20@gmail.com"</text:span><text:span text:style-name="T3">);</text:span></text:p>
      <text:p text:style-name="P1"><text:span text:style-name="T3"><text:tab/><text:tab/><text:tab/></text:span><text:span text:style-name="T11">driver</text:span><text:span text:style-name="T3">.findElement(By.</text:span><text:span text:style-name="T6">id</text:span><text:span text:style-name="T3">(</text:span><text:span text:style-name="T10">"login"</text:span><text:span text:style-name="T3">)).click();</text:span></text:p>
      <text:p text:style-name="P1"><text:span text:style-name="T3"><text:tab/><text:tab/><text:tab/>Thread.</text:span><text:span text:style-name="T6">sleep</text:span><text:span text:style-name="T3">(2000);</text:span></text:p>
      <text:p text:style-name="P2"/>
      <text:p text:style-name="P1"><text:span text:style-name="T3"><text:tab/><text:tab/><text:tab/></text:span><text:span text:style-name="T11">driver</text:span><text:span text:style-name="T3">.findElement(By.</text:span><text:span text:style-name="T6">id</text:span><text:span text:style-name="T3">(</text:span><text:span text:style-name="T10">"password"</text:span><text:span text:style-name="T3">)).sendKeys(</text:span><text:span text:style-name="T10">"Rachanamusale20"</text:span><text:span text:style-name="T3">);</text:span></text:p>
      <text:p text:style-name="P1"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/span[text()='Log in']"</text:span><text:span text:style-name="T3">)).click();</text:span></text:p>
      <text:p text:style-name="P1"><text:span text:style-name="T3"><text:tab/><text:tab/><text:tab/>Thread.</text:span><text:span text:style-name="T6">sleep</text:span><text:span text:style-name="T3">(4000);</text:span></text:p>
      <text:p text:style-name="P1"><text:span text:style-name="T3"><text:tab/><text:tab/><text:tab/></text:span></text:p>
      <text:p text:style-name="P1"><text:span text:style-name="T3"><text:tab/><text:tab/><text:tab/></text:span><text:span text:style-name="T7">//driver.findElement(By.xpath("//button[@class='_2Hkk1T39xw4RMQ _3TTqkG5muwOzqZ ZOUktZwsING7-0']/p")).click();</text:span></text:p>
      <text:p text:style-name="P1"><text:soft-page-break/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/button[@class='_2Hkk1T39xw4RMQ _3TTqkG5muwOzqZ ZOUktZwsING7-0']/p[text()='Create']"</text:span><text:span text:style-name="T3">)).click();</text:span></text:p>
      <text:p text:style-name="P1"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/button[@class='_3Qtx4lodxp9J0E']/span[text()='Create board']"</text:span><text:span text:style-name="T3">)).click();</text:span></text:p>
      <text:p text:style-name="P1"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/input[@placeholder='Add board title']"</text:span><text:span text:style-name="T3">)).sendKeys(</text:span><text:span text:style-name="T10">"goa trip"</text:span><text:span text:style-name="T3">);</text:span></text:p>
      <text:p text:style-name="P1"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/button[@class='_1q9gQWvu0bw9ph _3TTqkG5muwOzqZ _3Ik0JLsERwh6Ui']"</text:span><text:span text:style-name="T3">)).click();</text:span></text:p>
      <text:p text:style-name="P1"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/input[@placeholder='Enter list title…']"</text:span><text:span text:style-name="T3">)).sendKeys(</text:span><text:span text:style-name="T10">"TO-DO"</text:span><text:span text:style-name="T3">);</text:span></text:p>
      <text:p text:style-name="P1"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/input[@value='Add list']"</text:span><text:span text:style-name="T3">)).click();</text:span></text:p>
      <text:p text:style-name="P1"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/input[@placeholder='Enter list title…']"</text:span><text:span text:style-name="T3">)).sendKeys(</text:span><text:span text:style-name="T10">"DOING"</text:span><text:span text:style-name="T3">);</text:span></text:p>
      <text:p text:style-name="P1"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/input[@value='Add list']"</text:span><text:span text:style-name="T3">)).click();</text:span></text:p>
      <text:p text:style-name="P1"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/input[@placeholder='Enter list title…']"</text:span><text:span text:style-name="T3">)).sendKeys(</text:span><text:span text:style-name="T10">"DONE"</text:span><text:span text:style-name="T3">);</text:span></text:p>
      <text:p text:style-name="P1"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/input[@value='Add list']"</text:span><text:span text:style-name="T3">)).click();</text:span></text:p>
      <text:p text:style-name="P1"><text:span text:style-name="T3"><text:tab/><text:tab/><text:tab/></text:span></text:p>
      <text:p text:style-name="P1"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/html[1]/body[1]/div[1]/div[2]/div[1]/div[2]/main[1]/div[1]/div[1]/div[2]/div[1]/div[1]/div[3]/div[2]/div[1]/div[1]/div[3]/a[1] "</text:span><text:span text:style-name="T3">)).click();</text:span></text:p>
      <text:p text:style-name="P1"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/textarea[@placeholder='Enter a title for this card…']"</text:span><text:span text:style-name="T3">)).sendKeys(</text:span><text:span text:style-name="T10">"Shopping"</text:span><text:span text:style-name="T3">);</text:span></text:p>
      <text:p text:style-name="P1"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/input[@value='Add card']"</text:span><text:span text:style-name="T3">)).click();</text:span></text:p>
      <text:p text:style-name="P1"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/textarea[@placeholder='Enter a title for this card…']"</text:span><text:span text:style-name="T3">)).sendKeys(</text:span><text:span text:style-name="T10">"Booking Tickets"</text:span><text:span text:style-name="T3">);</text:span></text:p>
      <text:p text:style-name="P1"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/input[@value='Add card']"</text:span><text:span text:style-name="T3">)).click();</text:span></text:p>
      <text:p text:style-name="P1"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/textarea[@placeholder='Enter a title for this card…']"</text:span><text:span text:style-name="T3">)).sendKeys(</text:span><text:span text:style-name="T10">"Booking Hotels"</text:span><text:span text:style-name="T3">);</text:span></text:p>
      <text:p text:style-name="P1"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/input[@value='Add card']"</text:span><text:span text:style-name="T3">)).click();</text:span></text:p>
      <text:p text:style-name="P1"><text:span text:style-name="T3"><text:tab/><text:tab/><text:tab/></text:span></text:p>
      <text:p text:style-name="P1"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/html[1]/body[1]/div[1]/div[2]/div[1]/div[2]/main[1]/div[1]/div[1]/div[2]/div[1]/div[1]/div[3]/div[2]/div[1]/div[1]/div[1]/div[2]/a[1]"</text:span><text:span text:style-name="T3">)).click();</text:span></text:p>
      <text:p text:style-name="P1"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/a[contains(text(),'Move all cards in this list…')]"</text:span><text:span text:style-name="T3">)).click();</text:span></text:p>
      <text:p text:style-name="P1"><text:span text:style-name="T3"><text:tab/><text:tab/><text:tab/></text:span></text:p>
      <text:p text:style-name="P1"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/a[normalize-space()='DOING']"</text:span><text:span text:style-name="T3">)).click();</text:span></text:p>
      <text:p text:style-name="P1"><text:span text:style-name="T3"><text:tab/><text:tab/><text:tab/></text:span></text:p>
      <text:p text:style-name="P1"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html[1]/body[1]/div[1]/div[2]/div[1]/div[2]/main[1]/div[1]/div[1]/div[2]/div[1]/div[1]/div[3]/div[2]/div[2]/div[1]/div[1]/div[2]/a[1]"</text:span><text:span text:style-name="T3">)).click();</text:span></text:p>
      <text:p text:style-name="P1"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/a[contains(text(),'Move all cards in this list…')]"</text:span><text:span text:style-name="T3">)).click();</text:span></text:p>
      <text:p text:style-name="P1"><text:span text:style-name="T3"><text:tab/><text:tab/><text:tab/></text:span></text:p>
      <text:p text:style-name="P1"><text:span text:style-name="T3"><text:tab/><text:tab/><text:tab/></text:span><text:span text:style-name="T11">driver</text:span><text:span text:style-name="T3">.findElement(By.</text:span><text:span text:style-name="T6">xpath</text:span><text:span text:style-name="T3">(</text:span><text:span text:style-name="T10">"//a[normalize-space()='DONE']"</text:span><text:span text:style-name="T3">)).click();</text:span></text:p>
      <text:p text:style-name="P1"><text:span text:style-name="T3"><text:tab/><text:tab/><text:tab/></text:span></text:p>
      <text:p text:style-name="P1"><text:span text:style-name="T3"><text:tab/><text:tab/><text:tab/></text:span></text:p>
      <text:p text:style-name="P1"><text:span text:style-name="T3"><text:tab/><text:tab/><text:tab/></text:span></text:p>
      <text:p text:style-name="P1"><text:soft-page-break/><text:span text:style-name="T3"><text:tab/><text:tab/><text:tab/></text:span></text:p>
      <text:p text:style-name="P1"><text:span text:style-name="T3"><text:tab/><text:tab/><text:tab/> <text:s text:c="2"/>}</text:span></text:p>
      <text:p text:style-name="P1"><text:span text:style-name="T3"><text:tab/>}</text:span></text:p>
      <text:p text:style-name="P2"/>
      <text:p text:style-name="Standard"><text:span text:style-name="T3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7:13:10.387237033</meta:creation-date>
    <dc:date>2021-09-21T17:14:55.572724922</dc:date>
    <meta:editing-duration>PT1M45S</meta:editing-duration>
    <meta:editing-cycles>1</meta:editing-cycles>
    <meta:document-statistic meta:table-count="0" meta:image-count="0" meta:object-count="0" meta:page-count="3" meta:paragraph-count="78" meta:word-count="161" meta:character-count="4095" meta:non-whitespace-character-count="3840"/>
    <meta:generator>LibreOffice/6.4.6.2$Linux_X86_64 LibreOffice_project/40$Build-2</meta:generator>
  </office:meta>
</office:document-meta>
</file>